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monstration compétence 6 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32b3e" officeooo:paragraph-rsid="00232b3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oucher Mattéo TP11A groupe 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4:12:53.065630763</meta:creation-date>
    <dc:date>2024-12-30T16:29:43.128942489</dc:date>
    <meta:editing-duration>PT1H11M43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1" meta:paragraph-count="2" meta:word-count="8" meta:character-count="56" meta:non-whitespace-character-count="49"/>
  </office:meta>
</office:document-meta>
</file>